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b08" officeooo:paragraph-rsid="0017376b"/>
    </style:style>
    <style:style style:name="P2" style:family="paragraph" style:parent-style-name="Standard">
      <style:text-properties officeooo:rsid="0013fcea" officeooo:paragraph-rsid="0017376b"/>
    </style:style>
    <style:style style:name="P3" style:family="paragraph" style:parent-style-name="Standard">
      <style:text-properties officeooo:rsid="001146de" officeooo:paragraph-rsid="0017376b"/>
    </style:style>
    <style:style style:name="P4" style:family="paragraph" style:parent-style-name="Standard">
      <style:text-properties officeooo:rsid="00186109" officeooo:paragraph-rsid="0017376b"/>
    </style:style>
    <style:style style:name="P5" style:family="paragraph" style:parent-style-name="Standard">
      <style:text-properties officeooo:paragraph-rsid="0017376b"/>
    </style:style>
    <style:style style:name="P6" style:family="paragraph" style:parent-style-name="Standard">
      <style:text-properties officeooo:rsid="0017b041" officeooo:paragraph-rsid="0018c307"/>
    </style:style>
    <style:style style:name="P7" style:family="paragraph" style:parent-style-name="Standard">
      <style:text-properties officeooo:rsid="00188c81" officeooo:paragraph-rsid="0018c307"/>
    </style:style>
    <style:style style:name="P8" style:family="paragraph" style:parent-style-name="Standard" style:list-style-name="L1">
      <style:text-properties officeooo:paragraph-rsid="0018c307"/>
    </style:style>
    <style:style style:name="P9" style:family="paragraph" style:parent-style-name="Standard" style:list-style-name="L1">
      <style:text-properties officeooo:rsid="0017b041" officeooo:paragraph-rsid="0018c307"/>
    </style:style>
    <style:style style:name="P10" style:family="paragraph" style:parent-style-name="Standard" style:list-style-name="L2">
      <style:text-properties officeooo:rsid="0017b041" officeooo:paragraph-rsid="0018c618"/>
    </style:style>
    <style:style style:name="P11" style:family="paragraph" style:parent-style-name="Standard">
      <style:text-properties officeooo:rsid="0017b041" officeooo:paragraph-rsid="0018c618"/>
    </style:style>
    <style:style style:name="P12" style:family="paragraph" style:parent-style-name="Standard" style:list-style-name="L1">
      <style:text-properties officeooo:rsid="001f2a7a" officeooo:paragraph-rsid="0018c307"/>
    </style:style>
    <style:style style:name="P13" style:family="paragraph" style:parent-style-name="Standard" style:list-style-name="L2">
      <style:text-properties officeooo:rsid="001f2a7a" officeooo:paragraph-rsid="0018c618"/>
    </style:style>
    <style:style style:name="P14" style:family="paragraph" style:parent-style-name="Standard" style:list-style-name="L1">
      <style:text-properties officeooo:rsid="002269ca" officeooo:paragraph-rsid="0018c307"/>
    </style:style>
    <style:style style:name="P15" style:family="paragraph" style:parent-style-name="Standard" style:list-style-name="L2">
      <style:text-properties officeooo:rsid="002269ca" officeooo:paragraph-rsid="0018c618"/>
    </style:style>
    <style:style style:name="P16" style:family="paragraph" style:parent-style-name="Standard" style:list-style-name="L1">
      <style:text-properties officeooo:rsid="0017c7c1" officeooo:paragraph-rsid="0018c307"/>
    </style:style>
    <style:style style:name="P17" style:family="paragraph" style:parent-style-name="Standard" style:list-style-name="L2">
      <style:text-properties officeooo:rsid="0017c7c1" officeooo:paragraph-rsid="0018c618"/>
    </style:style>
    <style:style style:name="P18" style:family="paragraph" style:parent-style-name="Standard" style:list-style-name="L1">
      <style:text-properties officeooo:rsid="00188c81" officeooo:paragraph-rsid="0018c307"/>
    </style:style>
    <style:style style:name="P19" style:family="paragraph" style:parent-style-name="Standard" style:list-style-name="L2">
      <style:text-properties officeooo:rsid="00188c81" officeooo:paragraph-rsid="0018c618"/>
    </style:style>
    <style:style style:name="P20" style:family="paragraph" style:parent-style-name="Standard">
      <style:text-properties officeooo:rsid="00188c81" officeooo:paragraph-rsid="0018c618"/>
    </style:style>
    <style:style style:name="P21" style:family="paragraph" style:parent-style-name="Standard" style:list-style-name="L1">
      <style:text-properties officeooo:rsid="0019f77d" officeooo:paragraph-rsid="0018c307"/>
    </style:style>
    <style:style style:name="P22" style:family="paragraph" style:parent-style-name="Standard" style:list-style-name="L2">
      <style:text-properties officeooo:rsid="0019f77d" officeooo:paragraph-rsid="0018c618"/>
    </style:style>
    <style:style style:name="P23" style:family="paragraph" style:parent-style-name="Standard" style:list-style-name="L1">
      <style:text-properties officeooo:rsid="001a13cf" officeooo:paragraph-rsid="0018c307"/>
    </style:style>
    <style:style style:name="P24" style:family="paragraph" style:parent-style-name="Standard" style:list-style-name="L2">
      <style:text-properties officeooo:rsid="001a13cf" officeooo:paragraph-rsid="0018c618"/>
    </style:style>
    <style:style style:name="P25" style:family="paragraph" style:parent-style-name="Standard" style:list-style-name="L2">
      <style:text-properties officeooo:rsid="001d3942" officeooo:paragraph-rsid="0018c618"/>
    </style:style>
    <style:style style:name="P26" style:family="paragraph" style:parent-style-name="Standard" style:list-style-name="L1">
      <style:text-properties fo:font-variant="normal" fo:text-transform="none" fo:color="#24292e" fo:letter-spacing="normal" officeooo:rsid="001d3942" officeooo:paragraph-rsid="0018c307"/>
    </style:style>
    <style:style style:name="P27" style:family="paragraph" style:parent-style-name="Standard" style:list-style-name="L2">
      <style:text-properties fo:font-variant="normal" fo:text-transform="none" fo:color="#24292e" fo:letter-spacing="normal" officeooo:rsid="001d3942" officeooo:paragraph-rsid="0018c618"/>
    </style:style>
    <style:style style:name="P28" style:family="paragraph" style:parent-style-name="Standard">
      <style:text-properties officeooo:rsid="00113b08" officeooo:paragraph-rsid="0018c618"/>
    </style:style>
    <style:style style:name="P29" style:family="paragraph" style:parent-style-name="Standard">
      <style:text-properties officeooo:rsid="001146de" officeooo:paragraph-rsid="0018c618"/>
    </style:style>
    <style:style style:name="P30" style:family="paragraph" style:parent-style-name="Standard">
      <style:text-properties officeooo:rsid="0013fcea" officeooo:paragraph-rsid="0018c618"/>
    </style:style>
    <style:style style:name="P31" style:family="paragraph" style:parent-style-name="Standard">
      <style:text-properties officeooo:rsid="00186109" officeooo:paragraph-rsid="0018c618"/>
    </style:style>
    <style:style style:name="P32" style:family="paragraph" style:parent-style-name="Standard" style:list-style-name="L2">
      <style:text-properties officeooo:paragraph-rsid="0018c618"/>
    </style:style>
    <style:style style:name="P33" style:family="paragraph" style:parent-style-name="Standard">
      <style:text-properties officeooo:paragraph-rsid="0018c618"/>
    </style:style>
    <style:style style:name="T1" style:family="text">
      <style:text-properties officeooo:rsid="000fa759"/>
    </style:style>
    <style:style style:name="T2" style:family="text">
      <style:text-properties officeooo:rsid="00113b08"/>
    </style:style>
    <style:style style:name="T3" style:family="text">
      <style:text-properties officeooo:rsid="001146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03d0"/>
    </style:style>
    <style:style style:name="T6" style:family="text">
      <style:text-properties style:text-underline-style="none" officeooo:rsid="0012a14b"/>
    </style:style>
    <style:style style:name="T7" style:family="text">
      <style:text-properties officeooo:rsid="001203d0"/>
    </style:style>
    <style:style style:name="T8" style:family="text">
      <style:text-properties officeooo:rsid="0013fcea"/>
    </style:style>
    <style:style style:name="T9" style:family="text">
      <style:text-properties officeooo:rsid="00144644"/>
    </style:style>
    <style:style style:name="T10" style:family="text">
      <style:text-properties officeooo:rsid="001621b3"/>
    </style:style>
    <style:style style:name="T11" style:family="text">
      <style:text-properties fo:font-variant="normal" fo:text-transform="none" fo:color="#24292e" fo:letter-spacing="normal"/>
    </style:style>
    <style:style style:name="T12" style:family="text">
      <style:text-properties fo:font-variant="normal" fo:text-transform="none" fo:color="#24292e" fo:letter-spacing="normal" officeooo:rsid="001d3942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24292e" fo:font-size="10pt" fo:letter-spacing="normal" officeooo:rsid="00188c81" fo:background-color="transparent" loext:char-shading-value="0" style:font-size-asian="10pt" style:font-size-complex="10pt" loext:padding="0in" loext:border="none"/>
    </style:style>
    <style:style style:name="T15" style:family="text">
      <style:text-properties fo:font-variant="normal" fo:text-transform="none" fo:color="#24292e" style:font-name="DejaVu Sans Mono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16" style:family="text">
      <style:text-properties style:text-underline-style="solid" style:text-underline-width="auto" style:text-underline-color="font-color" fo:font-weight="normal" officeooo:rsid="0017c7c1" style:font-weight-asian="normal" style:font-weight-complex="normal"/>
    </style:style>
    <style:style style:name="T17" style:family="text">
      <style:text-properties officeooo:rsid="00188c81"/>
    </style:style>
    <style:style style:name="T18" style:family="text">
      <style:text-properties officeooo:rsid="0017c7c1"/>
    </style:style>
    <style:style style:name="T19" style:family="text">
      <style:text-properties officeooo:rsid="002052c2"/>
    </style:style>
    <style:style style:name="T20" style:family="text">
      <style:text-properties officeooo:rsid="0022f5b8"/>
    </style:style>
    <style:style style:name="T21" style:family="text">
      <style:text-properties officeooo:rsid="0019f77d"/>
    </style:style>
    <style:style style:name="T22" style:family="text">
      <style:text-properties officeooo:rsid="001d3942"/>
    </style:style>
    <style:style style:name="T23" style:family="text">
      <style:text-properties officeooo:rsid="0019ad72"/>
    </style:style>
    <style:style style:name="T24" style:family="text">
      <style:text-properties officeooo:rsid="001a2fa3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OpenHAB setup with Phillips Hue lights, <text:line-break/><text:line-break/>//TODO List required hardware<text:line-break/><text:line-break/>1. Flush OpenHABianPi image on SD card.<text:line-break/><text:tab/>1.1 Download image file </text:span><text:a xlink:type="simple" xlink:href="https://github.com/openhab/openhabian/releases" text:style-name="Internet_20_link" text:visited-style-name="Visited_20_Internet_20_Link"><text:span text:style-name="T1">here</text:span></text:a><text:span text:style-name="T1">.</text:span> (Note: the file is <text:span text:style-name="Emphasis">xz </text:span>compressed)</text:p>
      <text:p text:style-name="P33"><text:span text:style-name="T3"><text:tab/>1.2 </text:span>Write the image to your SD card (e.g. with <text:a xlink:type="simple" xlink:href="https://etcher.io/" text:style-name="Internet_20_link" text:visited-style-name="Visited_20_Internet_20_Link">Etcher</text:a>, able to directly work with <text:span text:style-name="Emphasis">xz </text:span>files,</text:p>
      <text:p text:style-name="P33"><text:span text:style-name="T10">or on Linux simply xzcat image.img.xz <text:s/>| dd of=/dev/SDcard</text:span>)</text:p>
      <text:p text:style-name="P28">2. Boot Raspberry Pi with Openhabian image.</text:p>
      <text:p text:style-name="P28">//<text:span text:style-name="T9">TODO bluetooth wifi selection stuff</text:span></text:p>
      <text:p text:style-name="P29"><text:tab/>2.1 Make sure you have a steady power supply and internet connection(Wi-Fi or Ethernet).</text:p>
      <text:p text:style-name="P33"><text:span text:style-name="T2"><text:tab/>2.2 </text:span>Insert the SD card into the Raspberry Pi, connect Ethernet (<text:span text:style-name="T7">o</text:span><text:span text:style-name="T5">r Wi-Fi</text:span>) and power.</text:p>
      <text:p text:style-name="P33"><text:tab/><text:span text:style-name="T7">2.3 Wait until the setup is finished(15-45 minutes). </text:span>The device will be available under its IP or via the local DNS nam<text:span text:style-name="T7">e openhabianpi. OpenHAB 2 dashboard should be accessible on</text:span><text:span text:style-name="T4"> </text:span><text:span text:style-name="T6">port 8080 </text:span><text:a xlink:type="simple" xlink:href="http://openhabianpi:8080/" text:style-name="Internet_20_link" text:visited-style-name="Visited_20_Internet_20_Link"><text:span text:style-name="T4">http://openhabianpi:8080</text:span></text:a></text:p>
      <text:p text:style-name="P28"><text:line-break/>3. <text:s/>In PaperUI download necessary binding addons:<text:line-break/> <text:tab/>* Hue binding</text:p>
      <text:p text:style-name="P28"><text:tab/>* Z-Wave binding</text:p>
      <text:p text:style-name="P28"><text:tab/>* Wemo binding</text:p>
      <text:p text:style-name="P30">4. Connect Hue bridge to the wireless router with Ethernet cable and power it. Plug Hue lightbulbs into sockets.</text:p>
      <text:p text:style-name="P30"><text:tab/><text:span text:style-name="T23">Plug in Fibaro Wall Plug and and Smart Dimmer in sockets, then</text:span> <text:span text:style-name="T23">connect your Z-Stick to one of Raspberry Pi’s USB ports and push the button on Z-Stick. Now a new Z-Wave network will be created and devices that use Z-Wave will be listed in OpenHAB’s inbox.</text:span></text:p>
      <text:p text:style-name="P31"><text:tab/>For Wemo Smart switch, download WeMo application and plug in the switch into the socket. If a new open wireless network appears, connect to it and open the application. If the network does not appear, reset your switch(hold reset button for 5 seconds and plug it into a socket). In the app follow the instructions and connect the switch to your home wireless network. Now your wemo switch can be found in openHAB’s inbox.</text:p>
      <text:p text:style-name="P28"><text:span text:style-name="T8">5</text:span>. Run UPnP detection for every binding</text:p>
      <text:p text:style-name="P28">//<text:span text:style-name="T24">TODO: replace this with things addition routine.</text:span></text:p>
      <text:p text:style-name="P28">//<text:span text:style-name="T8">Some of the discovered things may have some of their channels disabled, you can enable them in configuration.</text:span></text:p>
      <text:p text:style-name="P28"><text:span text:style-name="T8">6</text:span>. Optionally install Rules Engine addon from “misc” section for easy rules creation..</text:p>
      <text:p text:style-name="P28">//<text:span text:style-name="T24">TODO replace this with new rule designer installation.</text:span></text:p>
      <text:p text:style-name="P28"/>
      <text:p text:style-name="P11">Adding Wi-Fi configuration with your Android smartphone via Bluetooth:</text:p>
      <text:p text:style-name="P11"/>
      <text:list xml:id="list5584459991883534357" text:style-name="L2">
        <text:list-item>
          <text:p text:style-name="P10">Install <text:span text:style-name="T16">RPi3 Wifi Config Tool</text:span> on your <text:span text:style-name="T17">s</text:span>martphone <text:span text:style-name="T18">via .apk package.</text:span></text:p>
        </text:list-item>
        <text:list-item>
          <text:p text:style-name="P13">Download python script from github:</text:p>
          <text:list>
            <text:list-header>
              <text:p text:style-name="P13">git clone <text:a xlink:type="simple" xlink:href="https://github.com/brendan-myers/rpi3-wifi-conf.git" text:style-name="Internet_20_link" text:visited-style-name="Visited_20_Internet_20_Link">https://github.com/brendan-myers/rpi3-wifi-conf.git</text:a></text:p>
              <text:p text:style-name="P15">This will make a new directory named<text:span text:style-name="T19"> rpi3-wifi-conf </text:span>in your current working directory</text:p>
            </text:list-header>
          </text:list>
        </text:list-item>
        <text:list-item>
          <text:p text:style-name="P17">Now you will need to install and configure Python script on your Raspberry Pie 3. So run following commands in terminal:</text:p>
          <text:list>
            <text:list-item>
              <text:p text:style-name="P19">sudo apt-get install python-bluez (installs the python bluetooth library)</text:p>
            </text:list-item>
            <text:list-item>
              <text:p text:style-name="P32"><text:span text:style-name="T17">Open /etc/systemd/system/dbus-org.bluez.service via nano:<text:line-break/><text:tab/>sudo nano /etc/systemd/system/dbus-org.bluez.service and modify the ExecStart param - </text:span><text:span text:style-name="Source_20_Text"><text:span text:style-name="T14"><text:s/></text:span></text:span><text:span text:style-name="Source_20_Text"><text:span text:style-name="T15">ExecStart=/usr/lib/bluetooth/bluetoothd -C</text:span></text:span></text:p>
            </text:list-item>
            <text:list-item>
              <text:p text:style-name="P19"><text:soft-page-break/>sudo sdptool add SP (loads serial port profile)</text:p>
            </text:list-item>
            <text:list-item>
              <text:p text:style-name="P19">sudo reboot (restarts your Raspberry Pie 3)</text:p>
            </text:list-item>
            <text:list-item>
              <text:p text:style-name="P19">Pair your phone with Raspberry Pie 3. Turn your phone’s bluetooth on. On Pie run:</text:p>
              <text:list>
                <text:list-item>
                  <text:list>
                    <text:list-item>
                      <text:list>
                        <text:list-header>
                          <text:p text:style-name="P19">bluetoothctl</text:p>
                          <text:p text:style-name="P19">power on</text:p>
                          <text:p text:style-name="P19">discoverable on</text:p>
                          <text:p text:style-name="P19">scan on</text:p>
                        </text:list-header>
                      </text:list>
                      <text:p text:style-name="P19">Your phone will appear in the list of available deivces. Take note of the address of your phone.</text:p>
                      <text:list text:continue-numbering="true">
                        <text:list-header>
                          <text:p text:style-name="P19">trust &lt;PHONE_ADDRESS&gt;</text:p>
                          <text:p text:style-name="P19">pair &lt;PHONE_ADDRESS&gt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text:tab/><text:tab/> <text:s text:c="6"/>Accept the pin, and exit bluetooth ctl:</text:p>
      <text:p text:style-name="P20"><text:tab/><text:tab/><text:tab/> quit</text:p>
      <text:p text:style-name="P20"/>
      <text:list xml:id="list141937572073455" text:continue-numbering="true" text:style-name="L2">
        <text:list-item>
          <text:list>
            <text:list-item>
              <text:p text:style-name="P13">sudo pip install wifi or sudo easy_insatll wifi (installs python wifi library)</text:p>
            </text:list-item>
            <text:list-item>
              <text:p text:style-name="P19"><text:span text:style-name="T20">Enter your rpi3-wifi-conf directory and r</text:span>un the script:</text:p>
              <text:list>
                <text:list-item>
                  <text:p text:style-name="P19">chmod +x run.py <text:span text:style-name="T21">(makes script executable)</text:span></text:p>
                </text:list-item>
                <text:list-item>
                  <text:p text:style-name="P22">sudo ./run.py (runs the script)</text:p>
                </text:list-item>
              </text:list>
            </text:list-item>
            <text:list-item>
              <text:p text:style-name="P22">Now you are able to configure Wi-Fi (SSID or name and password for your Wi-Fi access point) via Android phone.</text:p>
            </text:list-item>
            <text:list-item>
              <text:p text:style-name="P24">(Optional) If you want to reconfigure Wi-Fi settings (SSID and password) later. You have to run the script (see 2.6.2) again. <text:span text:style-name="T22">You can make this script run on RPi3 startup by edditing </text:span><text:span text:style-name="T12">/etc/rc.local file via nano:</text:span></text:p>
              <text:list>
                <text:list-item>
                  <text:p text:style-name="P27">sudo nano /etc/rc.local</text:p>
                </text:list-item>
                <text:list-item>
                  <text:p text:style-name="P25"><text:span text:style-name="Source_20_Text"><text:span text:style-name="T13">add this line (sleep 10; /path/to/script/./run.py)&amp;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3:52:07.866851440</meta:creation-date>
    <dc:date>2017-08-28T14:19:30.873985524</dc:date>
    <meta:editing-duration>PT11M4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603" meta:character-count="3811" meta:non-whitespace-character-count="3207"/>
  </office:meta>
</office:document-meta>
</file>